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officeooo:paragraph-rsid="003610d2" style:font-size-asian="14pt" style:font-size-complex="14pt"/>
    </style:style>
    <style:style style:name="P24" style:family="paragraph" style:parent-style-name="Standard">
      <style:text-properties fo:font-size="14pt" officeooo:rsid="003695b3" officeooo:paragraph-rsid="003695b3" style:font-size-asian="14pt" style:font-size-complex="14pt"/>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officeooo:rsid="000e9ee3" officeooo:paragraph-rsid="000e9ee3" style:font-size-asian="14pt"/>
    </style:style>
    <style:style style:name="P28" style:family="paragraph" style:parent-style-name="Standard">
      <style:text-properties fo:font-size="14pt" officeooo:rsid="0010d19c" officeooo:paragraph-rsid="0010d19c" style:font-size-asian="14pt"/>
    </style:style>
    <style:style style:name="P29" style:family="paragraph" style:parent-style-name="Standard">
      <style:text-properties fo:font-size="14pt" officeooo:paragraph-rsid="0016838c" style:font-size-asian="14pt"/>
    </style:style>
    <style:style style:name="P30" style:family="paragraph" style:parent-style-name="Standard">
      <style:text-properties fo:font-size="14pt" officeooo:rsid="0018d32e" officeooo:paragraph-rsid="0018d32e" style:font-size-asian="14pt"/>
    </style:style>
    <style:style style:name="P31" style:family="paragraph" style:parent-style-name="Standard">
      <style:text-properties fo:font-size="14pt" officeooo:rsid="00193d2a" officeooo:paragraph-rsid="00193d2a" style:font-size-asian="14pt"/>
    </style:style>
    <style:style style:name="P32" style:family="paragraph" style:parent-style-name="Standard">
      <style:text-properties fo:font-size="14pt" officeooo:rsid="001cd077" officeooo:paragraph-rsid="001cd077" style:font-size-asian="14pt"/>
    </style:style>
    <style:style style:name="P33" style:family="paragraph" style:parent-style-name="Standard">
      <style:text-properties fo:font-size="14pt" officeooo:rsid="001e4379" officeooo:paragraph-rsid="001e4379" style:font-size-asian="14pt"/>
    </style:style>
    <style:style style:name="P34" style:family="paragraph" style:parent-style-name="Standard">
      <style:text-properties fo:font-size="14pt" officeooo:rsid="001fa4c7" officeooo:paragraph-rsid="001fa4c7" style:font-size-asian="14pt"/>
    </style:style>
    <style:style style:name="P35" style:family="paragraph" style:parent-style-name="Standard">
      <style:text-properties fo:font-size="14pt" officeooo:rsid="001fa4c7" officeooo:paragraph-rsid="0021676b" style:font-size-asian="14pt"/>
    </style:style>
    <style:style style:name="P36" style:family="paragraph" style:parent-style-name="Standard">
      <style:text-properties fo:font-size="14pt" officeooo:rsid="00232d02" officeooo:paragraph-rsid="00232d02" style:font-size-asian="14pt"/>
    </style:style>
    <style:style style:name="P37" style:family="paragraph" style:parent-style-name="Standard">
      <style:text-properties fo:font-size="14pt" officeooo:rsid="00252749" officeooo:paragraph-rsid="00252749" style:font-size-asian="14pt"/>
    </style:style>
    <style:style style:name="P38" style:family="paragraph" style:parent-style-name="Standard">
      <style:text-properties fo:font-size="14pt" officeooo:rsid="00252749" officeooo:paragraph-rsid="0029f944" style:font-size-asian="14pt"/>
    </style:style>
    <style:style style:name="P39" style:family="paragraph" style:parent-style-name="Standard">
      <style:text-properties fo:font-size="14pt" officeooo:rsid="002ab9aa" officeooo:paragraph-rsid="002ab9aa" style:font-size-asian="14pt"/>
    </style:style>
    <style:style style:name="P40" style:family="paragraph" style:parent-style-name="Standard">
      <style:text-properties fo:font-size="14pt" officeooo:rsid="002dddbb" officeooo:paragraph-rsid="002dddbb" style:font-size-asian="14pt"/>
    </style:style>
    <style:style style:name="P41" style:family="paragraph" style:parent-style-name="Standard">
      <style:text-properties fo:font-size="14pt" officeooo:rsid="002f6585" officeooo:paragraph-rsid="002f6585" style:font-size-asian="14pt"/>
    </style:style>
    <style:style style:name="P42" style:family="paragraph" style:parent-style-name="Standard">
      <style:text-properties fo:font-size="14pt" officeooo:rsid="0031d825" officeooo:paragraph-rsid="0031d825" style:font-size-asian="14pt"/>
    </style:style>
    <style:style style:name="P43" style:family="paragraph" style:parent-style-name="Standard">
      <style:text-properties fo:font-size="14pt" officeooo:rsid="00334560" officeooo:paragraph-rsid="00334560" style:font-size-asian="14pt"/>
    </style:style>
    <style:style style:name="P44" style:family="paragraph" style:parent-style-name="Standard">
      <style:text-properties fo:font-size="14pt" officeooo:rsid="003610d2" officeooo:paragraph-rsid="003610d2" style:font-size-asian="14pt"/>
    </style:style>
    <style:style style:name="P45" style:family="paragraph" style:parent-style-name="Standard">
      <style:text-properties fo:font-size="14pt" officeooo:rsid="003695b3" officeooo:paragraph-rsid="003695b3" style:font-size-asian="14pt"/>
    </style:style>
    <style:style style:name="P46" style:family="paragraph" style:parent-style-name="Standard">
      <style:text-properties fo:font-size="14pt" fo:font-weight="normal" officeooo:rsid="001e4379" officeooo:paragraph-rsid="0021676b" style:font-size-asian="14pt" style:font-weight-asian="normal" style:font-weight-complex="normal"/>
    </style:style>
    <style:style style:name="P47" style:family="paragraph" style:parent-style-name="Standard">
      <style:text-properties fo:font-size="18pt" style:font-size-asian="18pt" style:font-size-complex="18pt" style:font-weight-complex="bold"/>
    </style:style>
    <style:style style:name="P48" style:family="paragraph" style:parent-style-name="Standard">
      <style:text-properties officeooo:paragraph-rsid="001c2e62"/>
    </style:style>
    <style:style style:name="P49" style:family="paragraph" style:parent-style-name="Standard">
      <style:text-properties officeooo:paragraph-rsid="003610d2"/>
    </style:style>
    <style:style style:name="P50" style:family="paragraph" style:parent-style-name="Standard">
      <style:text-properties officeooo:paragraph-rsid="003e09f6"/>
    </style:style>
    <style:style style:name="P51" style:family="paragraph" style:parent-style-name="Standard">
      <style:text-properties officeooo:rsid="003e09f6" officeooo:paragraph-rsid="003e09f6"/>
    </style:style>
    <style:style style:name="P52" style:family="paragraph" style:parent-style-name="Standard">
      <style:text-properties officeooo:rsid="0040e73f" officeooo:paragraph-rsid="0040e73f"/>
    </style:style>
    <style:style style:name="P53" style:family="paragraph" style:parent-style-name="Standard">
      <style:text-properties officeooo:rsid="0045094c" officeooo:paragraph-rsid="0048d7f7"/>
    </style:style>
    <style:style style:name="P54"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55" style:family="paragraph" style:parent-style-name="Standard" style:list-style-name="L1"/>
    <style:style style:name="P56" style:family="paragraph" style:parent-style-name="Standard" style:list-style-name="L1">
      <style:text-properties officeooo:paragraph-rsid="00252749"/>
    </style:style>
    <style:style style:name="P57" style:family="paragraph" style:parent-style-name="Standard" style:list-style-name="L1">
      <style:text-properties officeooo:paragraph-rsid="0025cb19"/>
    </style:style>
    <style:style style:name="P58" style:family="paragraph" style:parent-style-name="Standard" style:list-style-name="L1">
      <style:text-properties fo:font-size="16pt" fo:font-weight="bold" style:font-size-asian="16pt" style:font-weight-asian="bold" style:font-size-complex="16pt" style:font-weight-complex="bold"/>
    </style:style>
    <style:style style:name="P59" style:family="paragraph" style:parent-style-name="Standard" style:list-style-name="L2">
      <style:text-properties fo:font-size="20pt" style:font-size-asian="20pt"/>
    </style:style>
    <style:style style:name="P60" style:family="paragraph" style:parent-style-name="Standard" style:list-style-name="L2">
      <style:text-properties fo:font-size="20pt" style:font-size-asian="20pt" style:font-size-complex="20pt"/>
    </style:style>
    <style:style style:name="P61" style:family="paragraph" style:parent-style-name="Standard">
      <style:text-properties fo:font-size="14pt" officeooo:rsid="0048d7f7" officeooo:paragraph-rsid="0048d7f7" style:font-size-asian="14pt" style:font-size-complex="14pt"/>
    </style:style>
    <style:style style:name="P62" style:family="paragraph" style:parent-style-name="Standard">
      <style:text-properties fo:font-size="14pt" officeooo:rsid="003f2ca6" officeooo:paragraph-rsid="003e09f6" style:font-size-asian="14pt" style:font-size-complex="14pt"/>
    </style:style>
    <style:style style:name="P63" style:family="paragraph" style:parent-style-name="Standard">
      <style:text-properties fo:font-size="14pt" style:font-size-asian="14pt" style:font-size-complex="20pt"/>
    </style:style>
    <style:style style:name="P64" style:family="paragraph" style:parent-style-name="Standard" style:list-style-name="L3">
      <style:text-properties fo:font-size="14pt" style:font-size-asian="14pt" style:font-size-complex="20pt"/>
    </style:style>
    <style:style style:name="P65" style:family="paragraph" style:parent-style-name="Standard" style:list-style-name="L3">
      <style:text-properties fo:font-size="14pt" officeooo:rsid="00506326" officeooo:paragraph-rsid="00506326" style:font-size-asian="14pt" style:font-size-complex="20pt"/>
    </style:style>
    <style:style style:name="P66" style:family="paragraph" style:parent-style-name="Standard">
      <style:text-properties fo:font-size="14pt" officeooo:rsid="00506326" officeooo:paragraph-rsid="00506326" style:font-size-asian="14pt" style:font-size-complex="20pt"/>
    </style:style>
    <style:style style:name="P67" style:family="paragraph" style:parent-style-name="Standard" style:list-style-name="L4">
      <style:text-properties fo:font-size="14pt" officeooo:rsid="0030aa89" officeooo:paragraph-rsid="0030aa89" style:font-size-asian="14pt"/>
    </style:style>
    <style:style style:name="P68" style:family="paragraph" style:parent-style-name="Standard" style:list-style-name="L4">
      <style:text-properties fo:font-size="14pt" officeooo:rsid="0031d825" officeooo:paragraph-rsid="0031d825" style:font-size-asian="14pt"/>
    </style:style>
    <style:style style:name="P69" style:family="paragraph" style:parent-style-name="Standard">
      <style:text-properties fo:font-size="14pt" style:font-size-asian="12.25pt" style:font-size-complex="14pt"/>
    </style:style>
    <style:style style:name="P70" style:family="paragraph" style:parent-style-name="Standard">
      <style:text-properties fo:font-size="14pt" officeooo:rsid="0050fcd2" officeooo:paragraph-rsid="0050fcd2" style:font-size-asian="12.25pt" style:font-size-complex="14pt"/>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officeooo:rsid="004abe56"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20pt" style:font-size-asian="20pt" style:font-size-complex="20pt"/>
    </style:style>
    <style:style style:name="T7" style:family="text">
      <style:text-properties fo:font-size="14pt" style:font-size-asian="14pt"/>
    </style:style>
    <style:style style:name="T8" style:family="text">
      <style:text-properties fo:font-size="14pt" style:font-size-asian="14pt" style:font-size-complex="20pt"/>
    </style:style>
    <style:style style:name="T9" style:family="text">
      <style:text-properties fo:font-size="14pt" officeooo:rsid="0016838c" style:font-size-asian="14pt"/>
    </style:style>
    <style:style style:name="T10" style:family="text">
      <style:text-properties fo:font-size="14pt" officeooo:rsid="000ef17a" style:font-size-asian="14pt"/>
    </style:style>
    <style:style style:name="T11" style:family="text">
      <style:text-properties fo:font-size="14pt" officeooo:rsid="0010d19c" style:font-size-asian="14pt"/>
    </style:style>
    <style:style style:name="T12" style:family="text">
      <style:text-properties fo:font-size="14pt" officeooo:rsid="0012ccca" style:font-size-asian="14pt"/>
    </style:style>
    <style:style style:name="T13" style:family="text">
      <style:text-properties fo:font-size="14pt" officeooo:rsid="003610d2" style:font-size-asian="14pt"/>
    </style:style>
    <style:style style:name="T14" style:family="text">
      <style:text-properties fo:font-size="14pt" officeooo:rsid="00363686" style:font-size-asian="14pt"/>
    </style:style>
    <style:style style:name="T15" style:family="text">
      <style:text-properties fo:font-size="14pt" officeooo:rsid="003695b3" style:font-size-asian="14pt"/>
    </style:style>
    <style:style style:name="T16" style:family="text">
      <style:text-properties fo:font-size="14pt" style:font-size-asian="14pt" style:font-size-complex="14pt"/>
    </style:style>
    <style:style style:name="T17" style:family="text">
      <style:text-properties fo:font-size="14pt" officeooo:rsid="0038bc42" style:font-size-asian="14pt" style:font-size-complex="14pt"/>
    </style:style>
    <style:style style:name="T18" style:family="text">
      <style:text-properties fo:font-size="14pt" officeooo:rsid="003a4c73" style:font-size-asian="14pt" style:font-size-complex="14pt"/>
    </style:style>
    <style:style style:name="T19" style:family="text">
      <style:text-properties fo:font-size="14pt" officeooo:rsid="003c72d6" style:font-size-asian="14pt" style:font-size-complex="14pt"/>
    </style:style>
    <style:style style:name="T20" style:family="text">
      <style:text-properties fo:font-size="14pt" officeooo:rsid="003e09f6" style:font-size-asian="14pt" style:font-size-complex="14pt"/>
    </style:style>
    <style:style style:name="T21" style:family="text">
      <style:text-properties fo:font-size="14pt" officeooo:rsid="003f2ca6" style:font-size-asian="14pt" style:font-size-complex="14pt"/>
    </style:style>
    <style:style style:name="T22" style:family="text">
      <style:text-properties fo:font-size="14pt" officeooo:rsid="00404727" style:font-size-asian="14pt" style:font-size-complex="14pt"/>
    </style:style>
    <style:style style:name="T23" style:family="text">
      <style:text-properties fo:font-size="14pt" officeooo:rsid="0041beba" style:font-size-asian="14pt" style:font-size-complex="14pt"/>
    </style:style>
    <style:style style:name="T24" style:family="text">
      <style:text-properties fo:font-size="14pt" officeooo:rsid="00429931" style:font-size-asian="14pt" style:font-size-complex="14pt"/>
    </style:style>
    <style:style style:name="T25" style:family="text">
      <style:text-properties fo:font-size="14pt" officeooo:rsid="0044863a" style:font-size-asian="14pt" style:font-size-complex="14pt"/>
    </style:style>
    <style:style style:name="T26" style:family="text">
      <style:text-properties fo:font-size="14pt" officeooo:rsid="00477944" style:font-size-asian="14pt" style:font-size-complex="14pt"/>
    </style:style>
    <style:style style:name="T27" style:family="text">
      <style:text-properties fo:font-size="14pt" officeooo:rsid="0048d7f7" style:font-size-asian="14pt" style:font-size-complex="14pt"/>
    </style:style>
    <style:style style:name="T2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9" style:family="text">
      <style:text-properties fo:font-size="14pt" fo:font-weight="normal" style:font-size-asian="14pt" style:font-size-complex="14pt"/>
    </style:style>
    <style:style style:name="T30" style:family="text">
      <style:text-properties fo:font-size="14pt" fo:font-weight="normal" officeooo:rsid="003c1bf8" style:font-size-asian="14pt" style:font-size-complex="14pt"/>
    </style:style>
    <style:style style:name="T31" style:family="text">
      <style:text-properties officeooo:rsid="000d0e62"/>
    </style:style>
    <style:style style:name="T32" style:family="text">
      <style:text-properties officeooo:rsid="0018d32e"/>
    </style:style>
    <style:style style:name="T33" style:family="text">
      <style:text-properties officeooo:rsid="001b065a"/>
    </style:style>
    <style:style style:name="T34" style:family="text">
      <style:text-properties officeooo:rsid="001b2dae"/>
    </style:style>
    <style:style style:name="T35" style:family="text">
      <style:text-properties officeooo:rsid="001c2e62"/>
    </style:style>
    <style:style style:name="T36" style:family="text">
      <style:text-properties officeooo:rsid="001cd077"/>
    </style:style>
    <style:style style:name="T37" style:family="text">
      <style:text-properties officeooo:rsid="001cf606"/>
    </style:style>
    <style:style style:name="T38" style:family="text">
      <style:text-properties officeooo:rsid="001e6998"/>
    </style:style>
    <style:style style:name="T39" style:family="text">
      <style:text-properties officeooo:rsid="0021676b"/>
    </style:style>
    <style:style style:name="T40" style:family="text">
      <style:text-properties officeooo:rsid="00252749"/>
    </style:style>
    <style:style style:name="T41" style:family="text">
      <style:text-properties officeooo:rsid="0025cb19"/>
    </style:style>
    <style:style style:name="T42" style:family="text">
      <style:text-properties officeooo:rsid="0027acb3"/>
    </style:style>
    <style:style style:name="T43" style:family="text">
      <style:text-properties officeooo:rsid="0029054d"/>
    </style:style>
    <style:style style:name="T44" style:family="text">
      <style:text-properties officeooo:rsid="002aeb76"/>
    </style:style>
    <style:style style:name="T45" style:family="text">
      <style:text-properties officeooo:rsid="0030aa89"/>
    </style:style>
    <style:style style:name="T46" style:family="text">
      <style:text-properties officeooo:rsid="0031d825"/>
    </style:style>
    <style:style style:name="T47" style:family="text">
      <style:text-properties officeooo:rsid="00334560"/>
    </style:style>
    <style:style style:name="T48" style:family="text">
      <style:text-properties officeooo:rsid="0034c9cd"/>
    </style:style>
    <style:style style:name="T49" style:family="text">
      <style:text-properties officeooo:rsid="0036aa9a"/>
    </style:style>
    <style:style style:name="T50" style:family="text">
      <style:text-properties officeooo:rsid="00375043"/>
    </style:style>
    <style:style style:name="T51" style:family="text">
      <style:text-properties officeooo:rsid="004af7da"/>
    </style:style>
    <style:style style:name="T52" style:family="text">
      <style:text-properties officeooo:rsid="0051317f"/>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6"><text:tab/><text:tab/><text:tab/><text:tab/><text:tab/><text:tab/><text:tab/><text:tab/><text:tab/><text:tab/><text:tab/>ix</text:span></text:span></text:p>
      <text:p text:style-name="P14"/>
      <text:list xml:id="list2102664549" text:style-name="L1">
        <text:list-item>
          <text:p text:style-name="P58"><text:s/>Software container<text:tab/><text:tab/><text:tab/><text:tab/><text:tab/><text:tab/><text:tab/><text:tab/>1</text:p>
          <text:list>
            <text:list-item>
              <text:p text:style-name="P56"><text:span text:style-name="Car._20_predefinito_20_paragrafo"><text:span text:style-name="T2">Introduzione ai </text:span></text:span><text:span text:style-name="Car._20_predefinito_20_paragrafo"><text:span text:style-name="T1">software container</text:span></text:span></text:p>
              <text:list>
                <text:list-item>
                  <text:p text:style-name="P57"><text:span text:style-name="Car._20_predefinito_20_paragrafo"><text:span text:style-name="T2">1.1Cenni di virtualizzazione</text:span></text:span></text:p>
                  <text:list>
                    <text:list-item>
                      <text:p text:style-name="P57"><text:span text:style-name="Car._20_predefinito_20_paragrafo"><text:span text:style-name="T2">Confronto fra virtualizzazione e software </text:span></text:span><text:span text:style-name="Car._20_predefinito_20_paragrafo"><text:span text:style-name="T4">container</text:span></text:span></text:p>
                    </text:list-item>
                    <text:list-item>
                      <text:p text:style-name="P57"><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55"><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55"><text:span text:style-name="Car._20_predefinito_20_paragrafo"><text:span text:style-name="T5">Docker</text:span></text:span></text:p>
          <text:list>
            <text:list-item>
              <text:p text:style-name="P55"><text:span text:style-name="Car._20_predefinito_20_paragrafo"><text:span text:style-name="T1">Cos’è Docker</text:span></text:span></text:p>
            </text:list-item>
            <text:list-item>
              <text:p text:style-name="P55"><text:span text:style-name="Car._20_predefinito_20_paragrafo"><text:span text:style-name="T1">Diffusione dei container con Docker</text:span></text:span></text:p>
            </text:list-item>
            <text:list-item>
              <text:p text:style-name="P55"><text:span text:style-name="Car._20_predefinito_20_paragrafo"><text:span text:style-name="T1">Esempi </text:span></text:span><text:span text:style-name="Car._20_predefinito_20_paragrafo"><text:span text:style-name="T3">operativi</text:span></text:span></text:p>
            </text:list-item>
          </text:list>
        </text:list-item>
        <text:list-item>
          <text:p text:style-name="P55"><text:span text:style-name="Car._20_predefinito_20_paragrafo"><text:span text:style-name="T5">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7"/>
      <text:p text:style-name="P19">Capitolo 1</text:p>
      <text:p text:style-name="P19"/>
      <text:p text:style-name="P19">I Software Container</text:p>
      <text:p text:style-name="P19"/>
      <text:p text:style-name="P25">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5"/>
      <text:list xml:id="list344720180" text:style-name="L2">
        <text:list-item>
          <text:list>
            <text:list-item>
              <text:p text:style-name="P59">Cosa sono i software container</text:p>
            </text:list-item>
          </text:list>
        </text:list-item>
      </text:list>
      <text:p text:style-name="P13"/>
      <text:p text:style-name="P27">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8">Parlan<text:span text:style-name="T35">d</text:span>o di virtualizzazione è necessario fare una premessa in cui si descrive che cosa sia e i metodi <text:span text:style-name="T32">del caso di studio </text:span>con il quale può essere effettuata .</text:p>
      <text:p text:style-name="P48"><text:span text:style-name="T11">Virtualizzazione hardware level: in questo approccio ci si preoccupa di virtualizzare il sistema fisico sul quale eseguire </text:span><text:span text:style-name="T12">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8"><text:span text:style-name="T9">Virtualizzazione OS level, o container level: approccio di eseguire applicazioni e servizi in un ambiente isolato </text:span><text:span text:style-name="T7">, </text:span><text:span text:style-name="T10">differente dal modello di virtualizzazione della macchina virtuale, la quale virtualizza fisicamente un intero sistema</text:span><text:span text:style-name="T7">. </text:span><text:span text:style-name="T9">Questo metodo di virtualizzazione si dice che virtualizza il software, in pratica si tratta di creare </text:span><text:soft-page-break/><text:span text:style-name="T9">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30">Definiti questi due concetti, ora si possono fare alcune considerazioni sui casi di utilizzo e quando sia opportuno utilizzare l’una o l’altra.</text:p>
      <text:p text:style-name="P31">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33">in quanto è possibile incapsulare dentro un ambiente isolato e solitamente portabile i servizi di cui si necessita, cosa che è stata gestita per anni dalle macchine virtuali e adesso ci si sta dirigendo verso l’uso dei container.</text:span></text:p>
      <text:p text:style-name="P29">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33">più famosa, che ha reso i container una soluzione appetibile per le aziende </text:span>è Docker. <text:span text:style-name="T31">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71711505024414" text:continue-numbering="true" text:style-name="L2">
        <text:list-item>
          <text:list>
            <text:list-item>
              <text:p text:style-name="P59"><text:span text:style-name="T41">Evoluzione</text:span> dei software container</text:p>
            </text:list-item>
          </text:list>
        </text:list-item>
      </text:list>
      <text:p text:style-name="P21"/>
      <text:p text:style-name="P50"><text:span text:style-name="T16">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text:span><text:span text:style-name="T17">virtualizzazione a container open source offerta da Virtuozzo, offre le caratteristiche comuni dei container, e può essere eseguito su kernel Linux modificato</text:span><text:span text:style-name="T16">. </text:span><text:span text:style-name="T18">Nel 2006 Google sviluppa Process container, un progetto che </text:span><text:span text:style-name="T19">introduce</text:span><text:span text:style-name="T18"> nel </text:span><text:bookmark text:name="hs_cos_wrapper_post_body"/><text:span text:style-name="T29">Linux kernel 2.6.24 </text:span><text:span text:style-name="T30">i</text:span><text:span text:style-name="T29"> </text:span><text:span text:style-name="T18">“Control groups” </text:span><text:span text:style-name="T19">(cgroups). I cgroups sono una funzionalità che sta alla base di molti software container, si tratta di una funzionalità che </text:span><text:span text:style-name="T20">permette di </text:span><text:span text:style-name="T19">limitare, registrare ed isolare l’utilizzo delle risorse (CPU, memoria, disco I/O, ecc) di gruppi di processi, </text:span><text:span text:style-name="T20">fornendo così un accesso controllato all’hardware da parte dei processi</text:span><text:span text:style-name="T19">.</text:span></text:p>
      <text:p text:style-name="P51"><text:span text:style-name="T19">N</text:span><text:span text:style-name="T16">el 2008 Arrivano i LinuX Container (LX</text:span><text:span text:style-name="T22">C</text:span><text:span text:style-name="T16">) </text:span><text:span text:style-name="T21">sono la prima soluzione che offre una complet</text:span><text:span text:style-name="T22">o sistema</text:span><text:span text:style-name="T21"> di container. Sfruttano i cgroups e i namespace di Linux, e non richiedono un’installazione di componenti aggiuntivi al kernel.</text:span></text:p>
      <text:p text:style-name="P52"><text:span text:style-name="T21">N</text:span><text:span text:style-name="T16">el 2011 Warden propone una piattaforma che sfruttasse </text:span><text:span text:style-name="T24">inizialmente</text:span><text:span text:style-name="T16"> container LXC, per poi utilizzare qualche tempo dopo una </text:span><text:span text:style-name="T23">sua versione. L’architettura di Warden si basa sul modello client-serve</text:span><text:span text:style-name="T24">r, </text:span><text:span text:style-name="T25">in cui il demone (server) agisce sui container soddisfando le richieste inviate dal client, interfacciandosi con delle API. Warden è inoltre supportato non solo da Linux, ma da più sistemi operativi.</text:span></text:p>
      <text:p text:style-name="P53"><text:span text:style-name="T25">N</text:span><text:span text:style-name="T16">el 2013 si vedono protagonisti 2 importanti progetti, il primo LMCTFY (Let Me Contain That For You) versione open source di un progetto di google, </text:span><text:span text:style-name="T26">utilizza cgroups, come molte soluzioni container già viste. Particolarità di LMCTFY <text:s/>è che ogni applicazione è “container aware” tradotto consapevoli, consci, </text:span><text:span text:style-name="T27">significa che le applicazioni eseguite in questi contesti sono in grado di eseguire e gestire dei propri sottocontainer. Il progetto termina nel 2015, quando google decide di contribuire alla nuova libreria di Docker libcontainer</text:span><text:span text:style-name="T26">, </text:span><text:span text:style-name="T27">inserendo in questa alcune parti appartenenti al progetto ormai chiuso.</text:span></text:p>
      <text:p text:style-name="P61"/>
      <text:p text:style-name="P61"/>
      <text:p text:style-name="P61"><text:soft-page-break/>Docker, il punto centrale di questa Tesi, ora se ne fornirà una breve descrizione per poi entrare nel dettaglio nel seguito. Nasce come progetto open source all’interno dell’azienda dotCloud, e viene pubblicato nel marzo 2013. <text:span text:style-name="T51">Inizialmente optò per l’utilizzo di LXC per poi passare alla soluzione coustom libcontainer. Nel 2014 CoreOS pubblicò rkt (Rocket) che si pone come valida alternativa a Docker, focalizzandosi sulla questione della sicurezza.</text:span></text:p>
      <text:p text:style-name="P61"/>
      <text:p text:style-name="P61"/>
      <text:p text:style-name="P62"/>
      <text:p text:style-name="P20"/>
      <text:p text:style-name="P5"/>
      <text:list xml:id="list171712548516085" text:continue-numbering="true" text:style-name="L2">
        <text:list-item>
          <text:list>
            <text:list-item>
              <text:p text:style-name="P60"><text:span text:style-name="T42">Vantaggi dell’uso de</text:span>i software container</text:p>
            </text:list-item>
          </text:list>
        </text:list-item>
      </text:list>
      <text:p text:style-name="P69"/>
      <text:p text:style-name="P70">In questo paragrafo saranno esaminati i vantaggi dei container. Di solito i vantaggi si esprimo in relazione qualcos’altro, nel caso specifico i vantaggi dei container possono, spesso, essere messi in relazione alle macchine virtuali. <text:span text:style-name="T52">Detto ciò, non si vuole esibire un confronto fra i 2 approcci, ma soltanto mostrare i vantaggi che i container possono portare in relazione o meno di altre tecnologie preferibilmente senza fare paragoni.</text:span></text:p>
      <text:p text:style-name="P26"/>
      <text:p text:style-name="P26">I motivi che portano a preferire lo sviluppo di un sistema software con container, sono molteplici:</text:p>
      <text:list xml:id="list1527063488" text:style-name="L3">
        <text:list-item>
          <text:p text:style-name="P64">Sono più leggeri rispetto ad altre tecnologie (come le macchine virtuali).</text:p>
        </text:list-item>
        <text:list-item>
          <text:p text:style-name="P64">Garantiscono l'isolamento dell'applicazione in esecuzione su di essi.</text:p>
        </text:list-item>
        <text:list-item>
          <text:p text:style-name="P64">Godono di un rapido avvio del servizio contenuto al loro interno</text:p>
        </text:list-item>
        <text:list-item>
          <text:p text:style-name="P64">Sono portabili anche su sistemi differenti</text:p>
        </text:list-item>
        <text:list-item>
          <text:p text:style-name="P64">Dispongono di un controllo di versione</text:p>
        </text:list-item>
        <text:list-item>
          <text:p text:style-name="P64">Le risorse dell'host sono condivise</text:p>
        </text:list-item>
        <text:list-item>
          <text:p text:style-name="P64">Godono di granularità e flessibilità</text:p>
        </text:list-item>
        <text:list-item>
          <text:p text:style-name="P65">Scalabilità</text:p>
        </text:list-item>
        <text:list-item>
          <text:p text:style-name="P64">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6"/>
      <text:p text:style-name="P26">Isolamento: ogni applicazione/servizio viene eseguita in una propria "sandbox", in maniera indipendente da altri container/applicazioni. <text:span text:style-name="T50">Tuttavia l’isolamento dei container non è perfetto come quello delle macchine virtuali, inoltre lo si può limitare per fare in modo che il container possa interagire con altre risorse, come la rete, i volumi.</text:span></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risorsa di calcolo indipendentemente da configurazioni, SO o hardware. <text:span text:style-name="T50">Grazie a </text:span><text:soft-page-break/><text:span text:style-name="T50">questa caratterista, una volta completato il deployment, il rilascio e la distribuzione dell’applicativo sono velocizzati.</text:span></text:p>
      <text:p text:style-name="P26"/>
      <text:p text:style-name="P26">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6"/>
      <text:p text:style-name="Standard"><text:span text:style-name="Car._20_predefinito_20_paragrafo"><text:span text:style-name="T8">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28">potervi</text:span></text:span><text:span text:style-name="Car._20_predefinito_20_paragrafo"><text:span text:style-name="T8">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26"/>
      <text:p text:style-name="P66">Scalabilità: Un sistema implementato tramite container, è anche scalabile. La scalabilità è data dal fatto che i servizi che sono inclusi nei container, quindi spesso per aggiungere una feature, basta aggiungere un container, o un’insieme di container che la implementa. Inoltre ad un'aumento delle prestazioni hardware, può spesso corrispondere un proporzionale incremento della performance del sistema, ad esempio in termini di velocità.</text:p>
      <text:p text:style-name="P7"/>
      <text:p text:style-name="P19">Capitolo 2</text:p>
      <text:p text:style-name="P19"/>
      <text:p text:style-name="P19">Docker</text:p>
      <text:p text:style-name="P25"/>
      <text:p text:style-name="P25">In questo capitolo si tratterà di Docker come piattaforma di riferimento dei software container, nel primo paragrafo si definirà Docker </text:p>
      <text:p text:style-name="P25"/>
      <text:p text:style-name="P13">2.1 Cos’è Docker</text:p>
      <text:p text:style-name="P20"/>
      <text:p text:style-name="P20">Docker è una delle piattaforme software container più utlizzate e diffuse nell'ambito della virtualizzazione a livello OS. Il progetto Docker<text:span text:style-name="T34"> nacque </text:span>nell’azienda dotCloud, <text:span text:style-name="T34">e </text:span>fu pubblicato come progetto open source a marzo 2013. <text:span text:style-name="T33">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2">Architettura Docker</text:p>
      <text:p text:style-name="P32">Docker utilizza un’architettura client-server. Il Docker client <text:span text:style-name="T37">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2"/>
      <text:p text:style-name="P33">Il Docker deamon</text:p>
      <text:p text:style-name="P33">Il Dokcer deamon (demone Docker o dockerd) ascolta le richieste delle Docker API</text:p>
      <text:p text:style-name="P33">e gestisce gli oggetti Docker, quali le immagini, i container, le porte, i volumi e la rete. Il demone può anche comunicare con un demone remoto per la gestione di sevizi docker, come la condivisioni o il download di immagini. </text:p>
      <text:p text:style-name="P33"/>
      <text:p text:style-name="P34">Docker client</text:p>
      <text:p text:style-name="P35">Il Docker client (docker) è il modo di interfacciarsi con il sistema docker, ovvero comprende i comandi da inviare al Docker deamon <text:span text:style-name="T39">quale li processerà</text:span>. I comandi docker usano le api di Docker. Un docker client può comunicare con più di un demone Docker.</text:p>
      <text:p text:style-name="P46"/>
      <text:p text:style-name="P46"/>
      <text:p text:style-name="P46"/>
      <text:p text:style-name="P46"><text:bookmark text:name="docker-registries"/><text:soft-page-break/>Docker registries</text:p>
      <text:p text:style-name="P33">Il Docker registry (registro) memorizza le immagini Docker. <text:span text:style-name="T38">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3"/>
      <text:p text:style-name="P36">Docker Object</text:p>
      <text:p text:style-name="P36">Utilizzando Docker si va ad utilizare una serie di oggetti quali immagini, container, reti, volumi, plugin ecc… <text:span text:style-name="T40">Di seguito saranno descritti alcuni di questi oggetti focalizzandosi su quelli principali.</text:span></text:p>
      <text:p text:style-name="P36"/>
      <text:p text:style-name="P37">Immagini</text:p>
      <text:p text:style-name="P38">Un immagine <text:span text:style-name="T43">è </text:span>un file di solo lettura <text:span text:style-name="T43">contenente le istruzioni </text:span>che ha<text:span text:style-name="T43">nno</text:span> lo scopo di creare container. <text:span text:style-name="T43">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8"/>
      <text:p text:style-name="P39">Container</text:p>
      <text:p text:style-name="P39">Un container è un’istanza eseguibile dell’immagine. Tramite le API di Docker, utilizzabili da terminale o eventuali tool grafici, è possibile gestire le operazioni sui container come l’esecuzione, fermarli, metterli in pausa, riavviarli, cancellarli. <text:span text:style-name="T44">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9"/>
      <text:p text:style-name="P40">Teconologia sottostante</text:p>
      <text:p text:style-name="P40">Docker è scritto in linguaggio Go a sfrutta diverse funzionalità del kernel Linux per fornire il suo servizio.</text:p>
      <text:p text:style-name="P40"/>
      <text:p text:style-name="P40">Namespace</text:p>
      <text:p text:style-name="P41">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45">i seguenti </text:span>namespace <text:span text:style-name="T45">di Linux:</text:span></text:p>
      <text:p text:style-name="P41"/>
      <text:list xml:id="list3465387189" text:style-name="L4">
        <text:list-item>
          <text:p text:style-name="P67"><text:soft-page-break/>pid namespace: <text:span text:style-name="T46">isolamento del processo (Process ID)</text:span></text:p>
        </text:list-item>
        <text:list-item>
          <text:p text:style-name="P68">net <text:span text:style-name="T45">namespace: </text:span>gestione dell’interfaccia di rete (networking)</text:p>
        </text:list-item>
        <text:list-item>
          <text:p text:style-name="P68">ipc namespace: gestione dell’accesso alle risorse IPC (Interr process comunication)</text:p>
        </text:list-item>
        <text:list-item>
          <text:p text:style-name="P68">mnt namespace: gestione del filesystem e unità montabili (mount)</text:p>
        </text:list-item>
        <text:list-item>
          <text:p text:style-name="P68">uts <text:s/>namespace: isolamento del kernel <text:span text:style-name="T47">(unix timsharing system)</text:span></text:p>
        </text:list-item>
      </text:list>
      <text:p text:style-name="P42"/>
      <text:p text:style-name="P43">Control Groups</text:p>
      <text:p text:style-name="P43">Docker engine si basa anche su questa funzionalità di linux che sono i control groups (cgroups). Cgourps limita l’utilizzo d<text:span text:style-name="T48">a parte del container</text:span> <text:span text:style-name="T48">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43"/>
      <text:p text:style-name="P44">Union file systems</text:p>
      <text:p text:style-name="P49"><text:span text:style-name="T13">Union file systems o UnionFS sono dei file systems che </text:span><text:span text:style-name="T14">si occupano di creare strati leggeri e veloci.</text:span><text:span text:style-name="T13"> </text:span><text:span text:style-name="T15">Per lo scopo, Docker engine utlizza UnionFs per fornire una costruzione a blocchi dei container. Docker engine utilizza varie possibilità di UnionFS quali: </text:span><text:span text:style-name="T16">AUFS, btrfs, vfs, and DeviceMapper.</text:span></text:p>
      <text:p text:style-name="P23"/>
      <text:p text:style-name="P24">Container format</text:p>
      <text:p text:style-name="P45">Docker engine combina i namespace, i cgroups, e UnionFS in un involucro chiamato container format. Di default è libcontainer. <text:span text:style-name="T49">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36">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7">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1T17:17:10.811391063</dc:date>
    <meta:editing-cycles>20</meta:editing-cycles>
    <meta:editing-duration>PT6H10M46S</meta:editing-duration>
    <meta:document-statistic meta:table-count="0" meta:image-count="0" meta:object-count="0" meta:page-count="19" meta:paragraph-count="124" meta:word-count="3412" meta:character-count="23011" meta:non-whitespace-character-count="19722"/>
    <meta:template xlink:type="simple" xlink:actuate="onRequest" xlink:title="" xlink:href="Normal.dotm"/>
  </office:meta>
</office:document-meta>
</file>